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formula="of:=([.B2]+[.C2]+[.D2]+[.E2]+[.F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3]+[.C3]+[.D3]+[.E3]+[.F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4]+[.C4]+[.D4]+[.E4]+[.F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5]+[.C5]+[.D5]+[.E5]+[.F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6]+[.C6]+[.D6]+[.E6]+[.F6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7]+[.C7]+[.D7]+[.E7]+[.F7])/5" office:value-type="float" office:value="359.4" calcext:value-type="float">
            <text:p>35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8]+[.C8]+[.D8]+[.E8]+[.F8])/5" office:value-type="float" office:value="359.4" calcext:value-type="float">
            <text:p>359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([.B9]+[.C9]+[.D9]+[.E9]+[.F9])/5" office:value-type="float" office:value="701057" calcext:value-type="float">
            <text:p>701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" calcext:value-type="float">
            <text:p>1797</text:p>
          </table:table-cell>
          <table:table-cell office:value-type="float" office:value="1587344" calcext:value-type="float">
            <text:p>1587344</text:p>
          </table:table-cell>
          <table:table-cell office:value-type="float" office:value="1916144" calcext:value-type="float">
            <text:p>1916144</text:p>
          </table:table-cell>
        </table:table-row>
        <table:table-row table:style-name="ro1">
          <table:table-cell table:formula="of:=([.B10]+[.C10]+[.D10]+[.E10]+[.F10])/5" office:value-type="float" office:value="2084748.2" calcext:value-type="float">
            <text:p>2084748,2</text:p>
          </table:table-cell>
          <table:table-cell office:value-type="float" office:value="2698856" calcext:value-type="float">
            <text:p>2698856</text:p>
          </table:table-cell>
          <table:table-cell office:value-type="float" office:value="1916144" calcext:value-type="float">
            <text:p>1916144</text:p>
          </table:table-cell>
          <table:table-cell office:value-type="float" office:value="2305253" calcext:value-type="float">
            <text:p>2305253</text:p>
          </table:table-cell>
          <table:table-cell office:value-type="float" office:value="1587344" calcext:value-type="float">
            <text:p>1587344</text:p>
          </table:table-cell>
          <table:table-cell office:value-type="float" office:value="1916144" calcext:value-type="float">
            <text:p>1916144</text:p>
          </table:table-cell>
        </table:table-row>
        <table:table-row table:style-name="ro1">
          <table:table-cell table:formula="of:=([.B11]+[.C11]+[.D11]+[.E11]+[.F11])/5" office:value-type="float" office:value="2084748.2" calcext:value-type="float">
            <text:p>2084748,2</text:p>
          </table:table-cell>
          <table:table-cell office:value-type="float" office:value="2698856" calcext:value-type="float">
            <text:p>2698856</text:p>
          </table:table-cell>
          <table:table-cell office:value-type="float" office:value="1916144" calcext:value-type="float">
            <text:p>1916144</text:p>
          </table:table-cell>
          <table:table-cell office:value-type="float" office:value="2305253" calcext:value-type="float">
            <text:p>2305253</text:p>
          </table:table-cell>
          <table:table-cell office:value-type="float" office:value="1587344" calcext:value-type="float">
            <text:p>1587344</text:p>
          </table:table-cell>
          <table:table-cell office:value-type="float" office:value="1916144" calcext:value-type="float">
            <text:p>1916144</text:p>
          </table:table-cell>
        </table:table-row>
        <table:table-row table:style-name="ro1">
          <table:table-cell table:formula="of:=([.B12]+[.C12]+[.D12]+[.E12]+[.F12])/5" office:value-type="float" office:value="1977460.6" calcext:value-type="float">
            <text:p>1977460,6</text:p>
          </table:table-cell>
          <table:table-cell office:value-type="float" office:value="2698856" calcext:value-type="float">
            <text:p>2698856</text:p>
          </table:table-cell>
          <table:table-cell office:value-type="float" office:value="1916144" calcext:value-type="float">
            <text:p>1916144</text:p>
          </table:table-cell>
          <table:table-cell office:value-type="float" office:value="2305253" calcext:value-type="float">
            <text:p>2305253</text:p>
          </table:table-cell>
          <table:table-cell office:value-type="float" office:value="1490832" calcext:value-type="float">
            <text:p>1490832</text:p>
          </table:table-cell>
          <table:table-cell office:value-type="float" office:value="1476218" calcext:value-type="float">
            <text:p>1476218</text:p>
          </table:table-cell>
        </table:table-row>
        <table:table-row table:style-name="ro1">
          <table:table-cell table:formula="of:=([.B13]+[.C13]+[.D13]+[.E13]+[.F13])/5" office:value-type="float" office:value="1454439.2" calcext:value-type="float">
            <text:p>1454439,2</text:p>
          </table:table-cell>
          <table:table-cell office:value-type="float" office:value="1502496" calcext:value-type="float">
            <text:p>1502496</text:p>
          </table:table-cell>
          <table:table-cell office:value-type="float" office:value="1476218" calcext:value-type="float">
            <text:p>1476218</text:p>
          </table:table-cell>
          <table:table-cell office:value-type="float" office:value="1326432" calcext:value-type="float">
            <text:p>1326432</text:p>
          </table:table-cell>
          <table:table-cell office:value-type="float" office:value="1490832" calcext:value-type="float">
            <text:p>1490832</text:p>
          </table:table-cell>
          <table:table-cell office:value-type="float" office:value="1476218" calcext:value-type="float">
            <text:p>1476218</text:p>
          </table:table-cell>
        </table:table-row>
        <table:table-row table:style-name="ro1">
          <table:table-cell table:formula="of:=([.B14]+[.C14]+[.D14]+[.E14]+[.F14])/5" office:value-type="float" office:value="1454439.2" calcext:value-type="float">
            <text:p>1454439,2</text:p>
          </table:table-cell>
          <table:table-cell office:value-type="float" office:value="1502496" calcext:value-type="float">
            <text:p>1502496</text:p>
          </table:table-cell>
          <table:table-cell office:value-type="float" office:value="1476218" calcext:value-type="float">
            <text:p>1476218</text:p>
          </table:table-cell>
          <table:table-cell office:value-type="float" office:value="1326432" calcext:value-type="float">
            <text:p>1326432</text:p>
          </table:table-cell>
          <table:table-cell office:value-type="float" office:value="1490832" calcext:value-type="float">
            <text:p>1490832</text:p>
          </table:table-cell>
          <table:table-cell office:value-type="float" office:value="1476218" calcext:value-type="float">
            <text:p>1476218</text:p>
          </table:table-cell>
        </table:table-row>
        <table:table-row table:style-name="ro1">
          <table:table-cell table:formula="of:=([.B15]+[.C15]+[.D15]+[.E15]+[.F15])/5" office:value-type="float" office:value="1542686.6" calcext:value-type="float">
            <text:p>1542686,6</text:p>
          </table:table-cell>
          <table:table-cell office:value-type="float" office:value="1502496" calcext:value-type="float">
            <text:p>1502496</text:p>
          </table:table-cell>
          <table:table-cell office:value-type="float" office:value="1607466" calcext:value-type="float">
            <text:p>1607466</text:p>
          </table:table-cell>
          <table:table-cell office:value-type="float" office:value="1326432" calcext:value-type="float">
            <text:p>1326432</text:p>
          </table:table-cell>
          <table:table-cell office:value-type="float" office:value="1669573" calcext:value-type="float">
            <text:p>1669573</text:p>
          </table:table-cell>
          <table:table-cell office:value-type="float" office:value="1607466" calcext:value-type="float">
            <text:p>1607466</text:p>
          </table:table-cell>
        </table:table-row>
        <table:table-row table:style-name="ro1">
          <table:table-cell table:formula="of:=([.B16]+[.C16]+[.D16]+[.E16]+[.F16])/5" office:value-type="float" office:value="1606735.4" calcext:value-type="float">
            <text:p>1606735,4</text:p>
          </table:table-cell>
          <table:table-cell office:value-type="float" office:value="1662266" calcext:value-type="float">
            <text:p>1662266</text:p>
          </table:table-cell>
          <table:table-cell office:value-type="float" office:value="1607466" calcext:value-type="float">
            <text:p>1607466</text:p>
          </table:table-cell>
          <table:table-cell office:value-type="float" office:value="1486906" calcext:value-type="float">
            <text:p>1486906</text:p>
          </table:table-cell>
          <table:table-cell office:value-type="float" office:value="1669573" calcext:value-type="float">
            <text:p>1669573</text:p>
          </table:table-cell>
          <table:table-cell office:value-type="float" office:value="1607466" calcext:value-type="float">
            <text:p>1607466</text:p>
          </table:table-cell>
        </table:table-row>
        <table:table-row table:style-name="ro1">
          <table:table-cell table:formula="of:=([.B17]+[.C17]+[.D17]+[.E17]+[.F17])/5" office:value-type="float" office:value="1606735.4" calcext:value-type="float">
            <text:p>1606735,4</text:p>
          </table:table-cell>
          <table:table-cell office:value-type="float" office:value="1662266" calcext:value-type="float">
            <text:p>1662266</text:p>
          </table:table-cell>
          <table:table-cell office:value-type="float" office:value="1607466" calcext:value-type="float">
            <text:p>1607466</text:p>
          </table:table-cell>
          <table:table-cell office:value-type="float" office:value="1486906" calcext:value-type="float">
            <text:p>1486906</text:p>
          </table:table-cell>
          <table:table-cell office:value-type="float" office:value="1669573" calcext:value-type="float">
            <text:p>1669573</text:p>
          </table:table-cell>
          <table:table-cell office:value-type="float" office:value="1607466" calcext:value-type="float">
            <text:p>1607466</text:p>
          </table:table-cell>
        </table:table-row>
        <table:table-row table:style-name="ro1">
          <table:table-cell table:formula="of:=([.B18]+[.C18]+[.D18]+[.E18]+[.F18])/5" office:value-type="float" office:value="1196236.8" calcext:value-type="float">
            <text:p>1196236,8</text:p>
          </table:table-cell>
          <table:table-cell office:value-type="float" office:value="1662266" calcext:value-type="float">
            <text:p>1662266</text:p>
          </table:table-cell>
          <table:table-cell office:value-type="float" office:value="774506" calcext:value-type="float">
            <text:p>774506</text:p>
          </table:table-cell>
          <table:table-cell office:value-type="float" office:value="1486906" calcext:value-type="float">
            <text:p>1486906</text:p>
          </table:table-cell>
          <table:table-cell office:value-type="float" office:value="1282728" calcext:value-type="float">
            <text:p>1282728</text:p>
          </table:table-cell>
          <table:table-cell office:value-type="float" office:value="774778" calcext:value-type="float">
            <text:p>774778</text:p>
          </table:table-cell>
        </table:table-row>
        <table:table-row table:style-name="ro1">
          <table:table-cell table:formula="of:=([.B19]+[.C19]+[.D19]+[.E19]+[.F19])/5" office:value-type="float" office:value="874089.6" calcext:value-type="float">
            <text:p>874089,6</text:p>
          </table:table-cell>
          <table:table-cell office:value-type="float" office:value="752698" calcext:value-type="float">
            <text:p>752698</text:p>
          </table:table-cell>
          <table:table-cell office:value-type="float" office:value="774506" calcext:value-type="float">
            <text:p>774506</text:p>
          </table:table-cell>
          <table:table-cell office:value-type="float" office:value="785738" calcext:value-type="float">
            <text:p>785738</text:p>
          </table:table-cell>
          <table:table-cell office:value-type="float" office:value="1282728" calcext:value-type="float">
            <text:p>1282728</text:p>
          </table:table-cell>
          <table:table-cell office:value-type="float" office:value="774778" calcext:value-type="float">
            <text:p>774778</text:p>
          </table:table-cell>
        </table:table-row>
        <table:table-row table:style-name="ro1">
          <table:table-cell table:formula="of:=([.B20]+[.C20]+[.D20]+[.E20]+[.F20])/5" office:value-type="float" office:value="874089.6" calcext:value-type="float">
            <text:p>874089,6</text:p>
          </table:table-cell>
          <table:table-cell office:value-type="float" office:value="752698" calcext:value-type="float">
            <text:p>752698</text:p>
          </table:table-cell>
          <table:table-cell office:value-type="float" office:value="774506" calcext:value-type="float">
            <text:p>774506</text:p>
          </table:table-cell>
          <table:table-cell office:value-type="float" office:value="785738" calcext:value-type="float">
            <text:p>785738</text:p>
          </table:table-cell>
          <table:table-cell office:value-type="float" office:value="1282728" calcext:value-type="float">
            <text:p>1282728</text:p>
          </table:table-cell>
          <table:table-cell office:value-type="float" office:value="774778" calcext:value-type="float">
            <text:p>774778</text:p>
          </table:table-cell>
        </table:table-row>
        <table:table-row table:style-name="ro1">
          <table:table-cell table:formula="of:=([.B21]+[.C21]+[.D21]+[.E21]+[.F21])/5" office:value-type="float" office:value="907618.8" calcext:value-type="float">
            <text:p>907618,8</text:p>
          </table:table-cell>
          <table:table-cell office:value-type="float" office:value="752698" calcext:value-type="float">
            <text:p>752698</text:p>
          </table:table-cell>
          <table:table-cell office:value-type="float" office:value="1008592" calcext:value-type="float">
            <text:p>1008592</text:p>
          </table:table-cell>
          <table:table-cell office:value-type="float" office:value="785738" calcext:value-type="float">
            <text:p>785738</text:p>
          </table:table-cell>
          <table:table-cell office:value-type="float" office:value="982746" calcext:value-type="float">
            <text:p>982746</text:p>
          </table:table-cell>
          <table:table-cell office:value-type="float" office:value="1008320" calcext:value-type="float">
            <text:p>1008320</text:p>
          </table:table-cell>
        </table:table-row>
        <table:table-row table:style-name="ro1">
          <table:table-cell table:formula="of:=([.B22]+[.C22]+[.D22]+[.E22]+[.F22])/5" office:value-type="float" office:value="1022311.2" calcext:value-type="float">
            <text:p>1022311,2</text:p>
          </table:table-cell>
          <table:table-cell office:value-type="float" office:value="1011973" calcext:value-type="float">
            <text:p>1011973</text:p>
          </table:table-cell>
          <table:table-cell office:value-type="float" office:value="1008592" calcext:value-type="float">
            <text:p>1008592</text:p>
          </table:table-cell>
          <table:table-cell office:value-type="float" office:value="1099925" calcext:value-type="float">
            <text:p>1099925</text:p>
          </table:table-cell>
          <table:table-cell office:value-type="float" office:value="982746" calcext:value-type="float">
            <text:p>982746</text:p>
          </table:table-cell>
          <table:table-cell office:value-type="float" office:value="1008320" calcext:value-type="float">
            <text:p>1008320</text:p>
          </table:table-cell>
        </table:table-row>
        <table:table-row table:style-name="ro1">
          <table:table-cell table:formula="of:=([.B23]+[.C23]+[.D23]+[.E23]+[.F23])/5" office:value-type="float" office:value="1022311" calcext:value-type="float">
            <text:p>1022311</text:p>
          </table:table-cell>
          <table:table-cell office:value-type="float" office:value="1011973" calcext:value-type="float">
            <text:p>1011973</text:p>
          </table:table-cell>
          <table:table-cell office:value-type="float" office:value="1008592" calcext:value-type="float">
            <text:p>1008592</text:p>
          </table:table-cell>
          <table:table-cell office:value-type="float" office:value="1099925" calcext:value-type="float">
            <text:p>1099925</text:p>
          </table:table-cell>
          <table:table-cell office:value-type="float" office:value="982745" calcext:value-type="float">
            <text:p>982745</text:p>
          </table:table-cell>
          <table:table-cell office:value-type="float" office:value="1008320" calcext:value-type="float">
            <text:p>1008320</text:p>
          </table:table-cell>
        </table:table-row>
        <table:table-row table:style-name="ro1">
          <table:table-cell table:formula="of:=([.B24]+[.C24]+[.D24]+[.E24]+[.F24])/5" office:value-type="float" office:value="1574046.2" calcext:value-type="float">
            <text:p>1574046,2</text:p>
          </table:table-cell>
          <table:table-cell office:value-type="float" office:value="1011973" calcext:value-type="float">
            <text:p>1011973</text:p>
          </table:table-cell>
          <table:table-cell office:value-type="float" office:value="2192000" calcext:value-type="float">
            <text:p>2192000</text:p>
          </table:table-cell>
          <table:table-cell office:value-type="float" office:value="1099925" calcext:value-type="float">
            <text:p>1099925</text:p>
          </table:table-cell>
          <table:table-cell office:value-type="float" office:value="1373925" calcext:value-type="float">
            <text:p>1373925</text:p>
          </table:table-cell>
          <table:table-cell office:value-type="float" office:value="2192408" calcext:value-type="float">
            <text:p>2192408</text:p>
          </table:table-cell>
        </table:table-row>
        <table:table-row table:style-name="ro1">
          <table:table-cell table:formula="of:=([.B25]+[.C25]+[.D25]+[.E25]+[.F25])/5" office:value-type="float" office:value="1746483.6" calcext:value-type="float">
            <text:p>1746483,6</text:p>
          </table:table-cell>
          <table:table-cell office:value-type="float" office:value="1425072" calcext:value-type="float">
            <text:p>1425072</text:p>
          </table:table-cell>
          <table:table-cell office:value-type="float" office:value="2192000" calcext:value-type="float">
            <text:p>2192000</text:p>
          </table:table-cell>
          <table:table-cell office:value-type="float" office:value="1549013" calcext:value-type="float">
            <text:p>1549013</text:p>
          </table:table-cell>
          <table:table-cell office:value-type="float" office:value="1373925" calcext:value-type="float">
            <text:p>1373925</text:p>
          </table:table-cell>
          <table:table-cell office:value-type="float" office:value="2192408" calcext:value-type="float">
            <text:p>2192408</text:p>
          </table:table-cell>
        </table:table-row>
        <table:table-row table:style-name="ro1">
          <table:table-cell table:formula="of:=([.B26]+[.C26]+[.D26]+[.E26]+[.F26])/5" office:value-type="float" office:value="1746483.6" calcext:value-type="float">
            <text:p>1746483,6</text:p>
          </table:table-cell>
          <table:table-cell office:value-type="float" office:value="1425072" calcext:value-type="float">
            <text:p>1425072</text:p>
          </table:table-cell>
          <table:table-cell office:value-type="float" office:value="2192000" calcext:value-type="float">
            <text:p>2192000</text:p>
          </table:table-cell>
          <table:table-cell office:value-type="float" office:value="1549013" calcext:value-type="float">
            <text:p>1549013</text:p>
          </table:table-cell>
          <table:table-cell office:value-type="float" office:value="1373925" calcext:value-type="float">
            <text:p>1373925</text:p>
          </table:table-cell>
          <table:table-cell office:value-type="float" office:value="2192408" calcext:value-type="float">
            <text:p>2192408</text:p>
          </table:table-cell>
        </table:table-row>
        <table:table-row table:style-name="ro1">
          <table:table-cell table:formula="of:=([.B27]+[.C27]+[.D27]+[.E27]+[.F27])/5" office:value-type="float" office:value="1667741.6" calcext:value-type="float">
            <text:p>1667741,6</text:p>
          </table:table-cell>
          <table:table-cell office:value-type="float" office:value="1425072" calcext:value-type="float">
            <text:p>1425072</text:p>
          </table:table-cell>
          <table:table-cell office:value-type="float" office:value="1794181" calcext:value-type="float">
            <text:p>1794181</text:p>
          </table:table-cell>
          <table:table-cell office:value-type="float" office:value="1549013" calcext:value-type="float">
            <text:p>1549013</text:p>
          </table:table-cell>
          <table:table-cell office:value-type="float" office:value="1775989" calcext:value-type="float">
            <text:p>1775989</text:p>
          </table:table-cell>
          <table:table-cell office:value-type="float" office:value="1794453" calcext:value-type="float">
            <text:p>1794453</text:p>
          </table:table-cell>
        </table:table-row>
        <table:table-row table:style-name="ro1">
          <table:table-cell table:formula="of:=([.B28]+[.C28]+[.D28]+[.E28]+[.F28])/5" office:value-type="float" office:value="1806773" calcext:value-type="float">
            <text:p>1806773</text:p>
          </table:table-cell>
          <table:table-cell office:value-type="float" office:value="1787381" calcext:value-type="float">
            <text:p>1787381</text:p>
          </table:table-cell>
          <table:table-cell office:value-type="float" office:value="1794181" calcext:value-type="float">
            <text:p>1794181</text:p>
          </table:table-cell>
          <table:table-cell office:value-type="float" office:value="1881861" calcext:value-type="float">
            <text:p>1881861</text:p>
          </table:table-cell>
          <table:table-cell office:value-type="float" office:value="1775989" calcext:value-type="float">
            <text:p>1775989</text:p>
          </table:table-cell>
          <table:table-cell office:value-type="float" office:value="1794453" calcext:value-type="float">
            <text:p>1794453</text:p>
          </table:table-cell>
        </table:table-row>
        <table:table-row table:style-name="ro1">
          <table:table-cell table:formula="of:=([.B29]+[.C29]+[.D29]+[.E29]+[.F29])/5" office:value-type="float" office:value="1806773" calcext:value-type="float">
            <text:p>1806773</text:p>
          </table:table-cell>
          <table:table-cell office:value-type="float" office:value="1787381" calcext:value-type="float">
            <text:p>1787381</text:p>
          </table:table-cell>
          <table:table-cell office:value-type="float" office:value="1794181" calcext:value-type="float">
            <text:p>1794181</text:p>
          </table:table-cell>
          <table:table-cell office:value-type="float" office:value="1881861" calcext:value-type="float">
            <text:p>1881861</text:p>
          </table:table-cell>
          <table:table-cell office:value-type="float" office:value="1775989" calcext:value-type="float">
            <text:p>1775989</text:p>
          </table:table-cell>
          <table:table-cell office:value-type="float" office:value="1794453" calcext:value-type="float">
            <text:p>1794453</text:p>
          </table:table-cell>
        </table:table-row>
        <table:table-row table:style-name="ro1">
          <table:table-cell table:formula="of:=([.B30]+[.C30]+[.D30]+[.E30]+[.F30])/5" office:value-type="float" office:value="1713122" calcext:value-type="float">
            <text:p>1713122</text:p>
          </table:table-cell>
          <table:table-cell office:value-type="float" office:value="1787381" calcext:value-type="float">
            <text:p>1787381</text:p>
          </table:table-cell>
          <table:table-cell office:value-type="float" office:value="1695344" calcext:value-type="float">
            <text:p>1695344</text:p>
          </table:table-cell>
          <table:table-cell office:value-type="float" office:value="1881861" calcext:value-type="float">
            <text:p>1881861</text:p>
          </table:table-cell>
          <table:table-cell office:value-type="float" office:value="1505568" calcext:value-type="float">
            <text:p>1505568</text:p>
          </table:table-cell>
          <table:table-cell office:value-type="float" office:value="1695456" calcext:value-type="float">
            <text:p>1695456</text:p>
          </table:table-cell>
        </table:table-row>
        <table:table-row table:style-name="ro1">
          <table:table-cell table:formula="of:=([.B31]+[.C31]+[.D31]+[.E31]+[.F31])/5" office:value-type="float" office:value="1855427.2" calcext:value-type="float">
            <text:p>1855427,2</text:p>
          </table:table-cell>
          <table:table-cell office:value-type="float" office:value="2904400" calcext:value-type="float">
            <text:p>2904400</text:p>
          </table:table-cell>
          <table:table-cell office:value-type="float" office:value="1695344" calcext:value-type="float">
            <text:p>1695344</text:p>
          </table:table-cell>
          <table:table-cell office:value-type="float" office:value="1476368" calcext:value-type="float">
            <text:p>1476368</text:p>
          </table:table-cell>
          <table:table-cell office:value-type="float" office:value="1505568" calcext:value-type="float">
            <text:p>1505568</text:p>
          </table:table-cell>
          <table:table-cell office:value-type="float" office:value="1695456" calcext:value-type="float">
            <text:p>1695456</text:p>
          </table:table-cell>
        </table:table-row>
        <table:table-row table:style-name="ro1">
          <table:table-cell table:formula="of:=([.B32]+[.C32]+[.D32]+[.E32]+[.F32])/5" office:value-type="float" office:value="1855427.2" calcext:value-type="float">
            <text:p>1855427,2</text:p>
          </table:table-cell>
          <table:table-cell office:value-type="float" office:value="2904400" calcext:value-type="float">
            <text:p>2904400</text:p>
          </table:table-cell>
          <table:table-cell office:value-type="float" office:value="1695344" calcext:value-type="float">
            <text:p>1695344</text:p>
          </table:table-cell>
          <table:table-cell office:value-type="float" office:value="1476368" calcext:value-type="float">
            <text:p>1476368</text:p>
          </table:table-cell>
          <table:table-cell office:value-type="float" office:value="1505568" calcext:value-type="float">
            <text:p>1505568</text:p>
          </table:table-cell>
          <table:table-cell office:value-type="float" office:value="1695456" calcext:value-type="float">
            <text:p>1695456</text:p>
          </table:table-cell>
        </table:table-row>
        <table:table-row table:style-name="ro1">
          <table:table-cell table:formula="of:=([.B33]+[.C33]+[.D33]+[.E33]+[.F33])/5" office:value-type="float" office:value="2611526.2" calcext:value-type="float">
            <text:p>2611526,2</text:p>
          </table:table-cell>
          <table:table-cell office:value-type="float" office:value="2904400" calcext:value-type="float">
            <text:p>2904400</text:p>
          </table:table-cell>
          <table:table-cell office:value-type="float" office:value="3006693" calcext:value-type="float">
            <text:p>3006693</text:p>
          </table:table-cell>
          <table:table-cell office:value-type="float" office:value="1476368" calcext:value-type="float">
            <text:p>1476368</text:p>
          </table:table-cell>
          <table:table-cell office:value-type="float" office:value="2663477" calcext:value-type="float">
            <text:p>2663477</text:p>
          </table:table-cell>
          <table:table-cell office:value-type="float" office:value="3006693" calcext:value-type="float">
            <text:p>3006693</text:p>
          </table:table-cell>
        </table:table-row>
        <table:table-row table:style-name="ro1">
          <table:table-cell table:formula="of:=([.B34]+[.C34]+[.D34]+[.E34]+[.F34])/5" office:value-type="float" office:value="2898648.2" calcext:value-type="float">
            <text:p>2898648,2</text:p>
          </table:table-cell>
          <table:table-cell office:value-type="float" office:value="2725386" calcext:value-type="float">
            <text:p>2725386</text:p>
          </table:table-cell>
          <table:table-cell office:value-type="float" office:value="3006693" calcext:value-type="float">
            <text:p>3006693</text:p>
          </table:table-cell>
          <table:table-cell office:value-type="float" office:value="3090992" calcext:value-type="float">
            <text:p>3090992</text:p>
          </table:table-cell>
          <table:table-cell office:value-type="float" office:value="2663477" calcext:value-type="float">
            <text:p>2663477</text:p>
          </table:table-cell>
          <table:table-cell office:value-type="float" office:value="3006693" calcext:value-type="float">
            <text:p>3006693</text:p>
          </table:table-cell>
        </table:table-row>
        <table:table-row table:style-name="ro1">
          <table:table-cell table:formula="of:=([.B35]+[.C35]+[.D35]+[.E35]+[.F35])/5" office:value-type="float" office:value="2898648.2" calcext:value-type="float">
            <text:p>2898648,2</text:p>
          </table:table-cell>
          <table:table-cell office:value-type="float" office:value="2725386" calcext:value-type="float">
            <text:p>2725386</text:p>
          </table:table-cell>
          <table:table-cell office:value-type="float" office:value="3006693" calcext:value-type="float">
            <text:p>3006693</text:p>
          </table:table-cell>
          <table:table-cell office:value-type="float" office:value="3090992" calcext:value-type="float">
            <text:p>3090992</text:p>
          </table:table-cell>
          <table:table-cell office:value-type="float" office:value="2663477" calcext:value-type="float">
            <text:p>2663477</text:p>
          </table:table-cell>
          <table:table-cell office:value-type="float" office:value="3006693" calcext:value-type="float">
            <text:p>3006693</text:p>
          </table:table-cell>
        </table:table-row>
        <table:table-row table:style-name="ro1">
          <table:table-cell table:formula="of:=([.B36]+[.C36]+[.D36]+[.E36]+[.F36])/5" office:value-type="float" office:value="2775974" calcext:value-type="float">
            <text:p>2775974</text:p>
          </table:table-cell>
          <table:table-cell office:value-type="float" office:value="2725386" calcext:value-type="float">
            <text:p>2725386</text:p>
          </table:table-cell>
          <table:table-cell office:value-type="float" office:value="2586560" calcext:value-type="float">
            <text:p>2586560</text:p>
          </table:table-cell>
          <table:table-cell office:value-type="float" office:value="3090922" calcext:value-type="float">
            <text:p>3090922</text:p>
          </table:table-cell>
          <table:table-cell office:value-type="float" office:value="2890170" calcext:value-type="float">
            <text:p>2890170</text:p>
          </table:table-cell>
          <table:table-cell office:value-type="float" office:value="2586832" calcext:value-type="float">
            <text:p>2586832</text:p>
          </table:table-cell>
        </table:table-row>
        <table:table-row table:style-name="ro1">
          <table:table-cell table:formula="of:=([.B37]+[.C37]+[.D37]+[.E37]+[.F37])/5" office:value-type="float" office:value="2352877.6" calcext:value-type="float">
            <text:p>2352877,6</text:p>
          </table:table-cell>
          <table:table-cell office:value-type="float" office:value="1391920" calcext:value-type="float">
            <text:p>1391920</text:p>
          </table:table-cell>
          <table:table-cell office:value-type="float" office:value="2586560" calcext:value-type="float">
            <text:p>2586560</text:p>
          </table:table-cell>
          <table:table-cell office:value-type="float" office:value="2308906" calcext:value-type="float">
            <text:p>2308906</text:p>
          </table:table-cell>
          <table:table-cell office:value-type="float" office:value="2890170" calcext:value-type="float">
            <text:p>2890170</text:p>
          </table:table-cell>
          <table:table-cell office:value-type="float" office:value="2586832" calcext:value-type="float">
            <text:p>2586832</text:p>
          </table:table-cell>
        </table:table-row>
        <table:table-row table:style-name="ro1">
          <table:table-cell table:formula="of:=([.B38]+[.C38]+[.D38]+[.E38]+[.F38])/5" office:value-type="float" office:value="2352877.6" calcext:value-type="float">
            <text:p>2352877,6</text:p>
          </table:table-cell>
          <table:table-cell office:value-type="float" office:value="1391920" calcext:value-type="float">
            <text:p>1391920</text:p>
          </table:table-cell>
          <table:table-cell office:value-type="float" office:value="2586560" calcext:value-type="float">
            <text:p>2586560</text:p>
          </table:table-cell>
          <table:table-cell office:value-type="float" office:value="2308906" calcext:value-type="float">
            <text:p>2308906</text:p>
          </table:table-cell>
          <table:table-cell office:value-type="float" office:value="2890170" calcext:value-type="float">
            <text:p>2890170</text:p>
          </table:table-cell>
          <table:table-cell office:value-type="float" office:value="2586832" calcext:value-type="float">
            <text:p>2586832</text:p>
          </table:table-cell>
        </table:table-row>
        <table:table-row table:style-name="ro1">
          <table:table-cell table:formula="of:=([.B39]+[.C39]+[.D39]+[.E39]+[.F39])/5" office:value-type="float" office:value="2346319.8" calcext:value-type="float">
            <text:p>2346319,8</text:p>
          </table:table-cell>
          <table:table-cell office:value-type="float" office:value="1391920" calcext:value-type="float">
            <text:p>1391920</text:p>
          </table:table-cell>
          <table:table-cell office:value-type="float" office:value="2159824" calcext:value-type="float">
            <text:p>2159824</text:p>
          </table:table-cell>
          <table:table-cell office:value-type="float" office:value="2308906" calcext:value-type="float">
            <text:p>2308906</text:p>
          </table:table-cell>
          <table:table-cell office:value-type="float" office:value="1414224" calcext:value-type="float">
            <text:p>1414224</text:p>
          </table:table-cell>
          <table:table-cell office:value-type="float" office:value="4456725" calcext:value-type="float">
            <text:p>4456725</text:p>
          </table:table-cell>
        </table:table-row>
        <table:table-row table:style-name="ro1">
          <table:table-cell table:formula="of:=([.B40]+[.C40]+[.D40]+[.E40]+[.F40])/5" office:value-type="float" office:value="2221546.4" calcext:value-type="float">
            <text:p>2221546,4</text:p>
          </table:table-cell>
          <table:table-cell office:value-type="float" office:value="1505557" calcext:value-type="float">
            <text:p>1505557</text:p>
          </table:table-cell>
          <table:table-cell office:value-type="float" office:value="2159824" calcext:value-type="float">
            <text:p>2159824</text:p>
          </table:table-cell>
          <table:table-cell office:value-type="float" office:value="1571402" calcext:value-type="float">
            <text:p>1571402</text:p>
          </table:table-cell>
          <table:table-cell office:value-type="float" office:value="1414224" calcext:value-type="float">
            <text:p>1414224</text:p>
          </table:table-cell>
          <table:table-cell office:value-type="float" office:value="4456725" calcext:value-type="float">
            <text:p>4456725</text:p>
          </table:table-cell>
        </table:table-row>
        <table:table-row table:style-name="ro1">
          <table:table-cell table:formula="of:=([.B41]+[.C41]+[.D41]+[.E41]+[.F41])/5" office:value-type="float" office:value="2212250.4" calcext:value-type="float">
            <text:p>2212250,4</text:p>
          </table:table-cell>
          <table:table-cell office:value-type="float" office:value="1505557" calcext:value-type="float">
            <text:p>1505557</text:p>
          </table:table-cell>
          <table:table-cell office:value-type="float" office:value="2159824" calcext:value-type="float">
            <text:p>2159824</text:p>
          </table:table-cell>
          <table:table-cell office:value-type="float" office:value="1571402" calcext:value-type="float">
            <text:p>1571402</text:p>
          </table:table-cell>
          <table:table-cell office:value-type="float" office:value="1414224" calcext:value-type="float">
            <text:p>1414224</text:p>
          </table:table-cell>
          <table:table-cell office:value-type="float" office:value="4410245" calcext:value-type="float">
            <text:p>4410245</text:p>
          </table:table-cell>
        </table:table-row>
        <table:table-row table:style-name="ro1">
          <table:table-cell table:formula="of:=([.B42]+[.C42]+[.D42]+[.E42]+[.F42])/5" office:value-type="float" office:value="3760476.6" calcext:value-type="float">
            <text:p>3760476,6</text:p>
          </table:table-cell>
          <table:table-cell office:value-type="float" office:value="1505557" calcext:value-type="float">
            <text:p>1505557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4456725" calcext:value-type="float">
            <text:p>4456725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4410245" calcext:value-type="float">
            <text:p>4410245</text:p>
          </table:table-cell>
        </table:table-row>
        <table:table-row table:style-name="ro1">
          <table:table-cell table:formula="of:=([.B43]+[.C43]+[.D43]+[.E43]+[.F43])/5" office:value-type="float" office:value="4174471.2" calcext:value-type="float">
            <text:p>4174471,2</text:p>
          </table:table-cell>
          <table:table-cell office:value-type="float" office:value="3575530" calcext:value-type="float">
            <text:p>3575530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4456725" calcext:value-type="float">
            <text:p>4456725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4410245" calcext:value-type="float">
            <text:p>4410245</text:p>
          </table:table-cell>
        </table:table-row>
        <table:table-row table:style-name="ro1">
          <table:table-cell table:formula="of:=([.B44]+[.C44]+[.D44]+[.E44]+[.F44])/5" office:value-type="float" office:value="4060657.8" calcext:value-type="float">
            <text:p>4060657,8</text:p>
          </table:table-cell>
          <table:table-cell office:value-type="float" office:value="3575530" calcext:value-type="float">
            <text:p>3575530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4214928" calcext:value-type="float">
            <text:p>4214928</text:p>
          </table:table-cell>
          <table:table-cell office:value-type="float" office:value="3887658" calcext:value-type="float">
            <text:p>3887658</text:p>
          </table:table-cell>
        </table:table-row>
        <table:table-row table:style-name="ro1">
          <table:table-cell table:formula="of:=([.B45]+[.C45]+[.D45]+[.E45]+[.F45])/5" office:value-type="float" office:value="4038603.4" calcext:value-type="float">
            <text:p>4038603,4</text:p>
          </table:table-cell>
          <table:table-cell office:value-type="float" office:value="3575530" calcext:value-type="float">
            <text:p>3575530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3887658" calcext:value-type="float">
            <text:p>3887658</text:p>
          </table:table-cell>
        </table:table-row>
        <table:table-row table:style-name="ro1">
          <table:table-cell table:formula="of:=([.B46]+[.C46]+[.D46]+[.E46]+[.F46])/5" office:value-type="float" office:value="4344116" calcext:value-type="float">
            <text:p>4344116</text:p>
          </table:table-cell>
          <table:table-cell office:value-type="float" office:value="5103093" calcext:value-type="float">
            <text:p>5103093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3887658" calcext:value-type="float">
            <text:p>3887658</text:p>
          </table:table-cell>
        </table:table-row>
        <table:table-row table:style-name="ro1">
          <table:table-cell table:formula="of:=([.B47]+[.C47]+[.D47]+[.E47]+[.F47])/5" office:value-type="float" office:value="4421107" calcext:value-type="float">
            <text:p>4421107</text:p>
          </table:table-cell>
          <table:table-cell office:value-type="float" office:value="5103093" calcext:value-type="float">
            <text:p>5103093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4159792" calcext:value-type="float">
            <text:p>4159792</text:p>
          </table:table-cell>
          <table:table-cell office:value-type="float" office:value="4795200" calcext:value-type="float">
            <text:p>4795200</text:p>
          </table:table-cell>
        </table:table-row>
        <table:table-row table:style-name="ro1">
          <table:table-cell table:formula="of:=([.B48]+[.C48]+[.D48]+[.E48]+[.F48])/5" office:value-type="float" office:value="4340624.6" calcext:value-type="float">
            <text:p>4340624,6</text:p>
          </table:table-cell>
          <table:table-cell office:value-type="float" office:value="5103093" calcext:value-type="float">
            <text:p>5103093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4795200" calcext:value-type="float">
            <text:p>4795200</text:p>
          </table:table-cell>
        </table:table-row>
        <table:table-row table:style-name="ro1">
          <table:table-cell table:formula="of:=([.B49]+[.C49]+[.D49]+[.E49]+[.F49])/5" office:value-type="float" office:value="4142411.2" calcext:value-type="float">
            <text:p>4142411,2</text:p>
          </table:table-cell>
          <table:table-cell office:value-type="float" office:value="4112026" calcext:value-type="float">
            <text:p>4112026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4795200" calcext:value-type="float">
            <text:p>4795200</text:p>
          </table:table-cell>
        </table:table-row>
        <table:table-row table:style-name="ro1">
          <table:table-cell table:formula="of:=([.B50]+[.C50]+[.D50]+[.E50]+[.F50])/5" office:value-type="float" office:value="4356068.8" calcext:value-type="float">
            <text:p>4356068,8</text:p>
          </table:table-cell>
          <table:table-cell office:value-type="float" office:value="4112026" calcext:value-type="float">
            <text:p>4112026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3958586" calcext:value-type="float">
            <text:p>3958586</text:p>
          </table:table-cell>
          <table:table-cell office:value-type="float" office:value="4955946" calcext:value-type="float">
            <text:p>4955946</text:p>
          </table:table-cell>
        </table:table-row>
        <table:table-row table:style-name="ro1">
          <table:table-cell table:formula="of:=([.B51]+[.C51]+[.D51]+[.E51]+[.F51])/5" office:value-type="float" office:value="4530057.2" calcext:value-type="float">
            <text:p>4530057,2</text:p>
          </table:table-cell>
          <table:table-cell office:value-type="float" office:value="4112026" calcext:value-type="float">
            <text:p>4112026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4955946" calcext:value-type="float">
            <text:p>4955946</text:p>
          </table:table-cell>
        </table:table-row>
        <table:table-row table:style-name="ro1">
          <table:table-cell table:formula="of:=([.B52]+[.C52]+[.D52]+[.E52]+[.F52])/5" office:value-type="float" office:value="4124646" calcext:value-type="float">
            <text:p>4124646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3520458" calcext:value-type="float">
            <text:p>3520458</text:p>
          </table:table-cell>
        </table:table-row>
        <table:table-row table:style-name="ro1">
          <table:table-cell table:formula="of:=([.B53]+[.C53]+[.D53]+[.E53]+[.F53])/5" office:value-type="float" office:value="4156795.2" calcext:value-type="float">
            <text:p>4156795,2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4955946" calcext:value-type="float">
            <text:p>4955946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3520458" calcext:value-type="float">
            <text:p>3520458</text:p>
          </table:table-cell>
        </table:table-row>
        <table:table-row table:style-name="ro1">
          <table:table-cell table:formula="of:=([.B54]+[.C54]+[.D54]+[.E54]+[.F54])/5" office:value-type="float" office:value="3914457.2" calcext:value-type="float">
            <text:p>3914457,2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4955946" calcext:value-type="float">
            <text:p>4955946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3520458" calcext:value-type="float">
            <text:p>3520458</text:p>
          </table:table-cell>
        </table:table-row>
        <table:table-row table:style-name="ro1">
          <table:table-cell table:formula="of:=([.B55]+[.C55]+[.D55]+[.E55]+[.F55])/5" office:value-type="float" office:value="3979936.8" calcext:value-type="float">
            <text:p>3979936,8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4393557" calcext:value-type="float">
            <text:p>4393557</text:p>
          </table:table-cell>
        </table:table-row>
        <table:table-row table:style-name="ro1">
          <table:table-cell table:formula="of:=([.B56]+[.C56]+[.D56]+[.E56]+[.F56])/5" office:value-type="float" office:value="3979936.8" calcext:value-type="float">
            <text:p>3979936,8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3787712" calcext:value-type="float">
            <text:p>3787712</text:p>
          </table:table-cell>
          <table:table-cell office:value-type="float" office:value="4393557" calcext:value-type="float">
            <text:p>4393557</text:p>
          </table:table-cell>
        </table:table-row>
        <table:table-row table:style-name="ro1">
          <table:table-cell table:formula="of:=([.B57]+[.C57]+[.D57]+[.E57]+[.F57])/5" office:value-type="float" office:value="4382932" calcext:value-type="float">
            <text:p>4382932</text:p>
          </table:table-cell>
          <table:table-cell office:value-type="float" office:value="4410245" calcext:value-type="float">
            <text:p>4410245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3520458" calcext:value-type="float">
            <text:p>3520458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4393557" calcext:value-type="float">
            <text:p>4393557</text:p>
          </table:table-cell>
        </table:table-row>
        <table:table-row table:style-name="ro1">
          <table:table-cell table:formula="of:=([.B58]+[.C58]+[.D58]+[.E58]+[.F58])/5" office:value-type="float" office:value="4533363" calcext:value-type="float">
            <text:p>4533363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4393557" calcext:value-type="float">
            <text:p>4393557</text:p>
          </table:table-cell>
          <table:table-cell table:number-columns-repeated="2" office:value-type="float" office:value="4795200" calcext:value-type="float">
            <text:p>4795200</text:p>
          </table:table-cell>
        </table:table-row>
        <table:table-row table:style-name="ro1">
          <table:table-cell table:formula="of:=([.B59]+[.C59]+[.D59]+[.E59]+[.F59])/5" office:value-type="float" office:value="4533363" calcext:value-type="float">
            <text:p>4533363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4795200" calcext:value-type="float">
            <text:p>4795200</text:p>
          </table:table-cell>
          <table:table-cell office:value-type="float" office:value="4393557" calcext:value-type="float">
            <text:p>4393557</text:p>
          </table:table-cell>
          <table:table-cell table:number-columns-repeated="2" office:value-type="float" office:value="4795200" calcext:value-type="float">
            <text:p>4795200</text:p>
          </table:table-cell>
        </table:table-row>
        <table:table-row table:style-name="ro1">
          <table:table-cell table:formula="of:=([.B60]+[.C60]+[.D60]+[.E60]+[.F60])/5" office:value-type="float" office:value="4629810.6" calcext:value-type="float">
            <text:p>4629810,6</text:p>
          </table:table-cell>
          <table:table-cell office:value-type="float" office:value="3887658" calcext:value-type="float">
            <text:p>3887658</text:p>
          </table:table-cell>
          <table:table-cell office:value-type="float" office:value="4955946" calcext:value-type="float">
            <text:p>4955946</text:p>
          </table:table-cell>
          <table:table-cell office:value-type="float" office:value="4393557" calcext:value-type="float">
            <text:p>4393557</text:p>
          </table:table-cell>
          <table:table-cell table:number-columns-repeated="2" office:value-type="float" office:value="4955946" calcext:value-type="float">
            <text:p>4955946</text:p>
          </table:table-cell>
        </table:table-row>
        <table:table-row table:style-name="ro1">
          <table:table-cell table:formula="of:=([.B61]+[.C61]+[.D61]+[.E61]+[.F61])/5" office:value-type="float" office:value="4730990.4" calcext:value-type="float">
            <text:p>4730990,4</text:p>
          </table:table-cell>
          <table:table-cell office:value-type="float" office:value="4393557" calcext:value-type="float">
            <text:p>4393557</text:p>
          </table:table-cell>
          <table:table-cell office:value-type="float" office:value="4955946" calcext:value-type="float">
            <text:p>4955946</text:p>
          </table:table-cell>
          <table:table-cell office:value-type="float" office:value="4393557" calcext:value-type="float">
            <text:p>4393557</text:p>
          </table:table-cell>
          <table:table-cell table:number-columns-repeated="2" office:value-type="float" office:value="4955946" calcext:value-type="float">
            <text:p>49559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5:17:30.079494859</meta:creation-date>
    <dc:date>2017-10-18T15:27:40.855159325</dc:date>
    <meta:editing-duration>P0D</meta:editing-duration>
    <meta:editing-cycles>1</meta:editing-cycles>
    <meta:document-statistic meta:table-count="1" meta:cell-count="366" meta:object-count="0"/>
    <meta:generator>LibreOffice/5.1.6.2$Linux_X86_64 LibreOffice_project/10m0$Build-2</meta:generator>
  </office:meta>
</office:document-meta>
</file>